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fo:language="zxx" fo:country="none" style:text-underline-style="none" officeooo:rsid="00117e83" officeooo:paragraph-rsid="00117e83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none" fo:font-weight="normal" officeooo:rsid="001cfd5d" officeooo:paragraph-rsid="001cfd5d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fo:language="zxx" fo:country="none" style:text-underline-style="none" fo:font-weight="normal" officeooo:rsid="0024154d" officeooo:paragraph-rsid="0024154d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language="zxx" fo:country="none" style:text-underline-style="solid" style:text-underline-width="auto" style:text-underline-color="font-color" officeooo:rsid="0013d709" officeooo:paragraph-rsid="0013d709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style:text-underline-style="solid" style:text-underline-width="auto" style:text-underline-color="font-color" fo:font-weight="normal" officeooo:rsid="001fc879" officeooo:paragraph-rsid="001fc879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style:text-underline-style="solid" style:text-underline-width="auto" style:text-underline-color="font-color" fo:font-weight="normal" officeooo:rsid="00223a60" officeooo:paragraph-rsid="00223a60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style:text-underline-style="none" officeooo:rsid="002f4ae6" officeooo:paragraph-rsid="002f4ae6"/>
    </style:style>
    <style:style style:name="P8" style:family="paragraph" style:parent-style-name="Standard">
      <style:text-properties style:text-underline-style="solid" style:text-underline-width="auto" style:text-underline-color="font-color" officeooo:rsid="0034a592" officeooo:paragraph-rsid="0034a592"/>
    </style:style>
    <style:style style:name="P9" style:family="paragraph" style:parent-style-name="Standard">
      <style:text-properties style:text-underline-style="solid" style:text-underline-width="auto" style:text-underline-color="font-color" officeooo:rsid="0035ddc2" officeooo:paragraph-rsid="0035ddc2"/>
    </style:style>
    <style:style style:name="P10" style:family="paragraph" style:parent-style-name="Standard">
      <style:text-properties officeooo:rsid="0025fd2d" officeooo:paragraph-rsid="002900cf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fo:language="zxx" fo:country="none" style:text-underline-style="none" fo:font-weight="bold" officeooo:rsid="000eef5a" officeooo:paragraph-rsid="000eef5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style:text-properties style:font-name="Liberation Serif" fo:font-size="12pt" fo:language="zxx" fo:country="none" style:text-underline-style="none" officeooo:rsid="000f9ac2" officeooo:paragraph-rsid="000f9ac2" style:font-size-asian="12pt" style:language-asian="zxx" style:country-asian="none" style:font-size-complex="12pt" style:language-complex="zxx" style:country-complex="none"/>
    </style:style>
    <style:style style:name="P13" style:family="paragraph" style:parent-style-name="Standard">
      <style:text-properties style:font-name="Liberation Serif" fo:font-size="12pt" fo:language="zxx" fo:country="none" style:text-underline-style="none" officeooo:rsid="00193a30" officeooo:paragraph-rsid="00193a30" style:font-size-asian="12pt" style:language-asian="zxx" style:country-asian="none" style:font-size-complex="12pt" style:language-complex="zxx" style:country-complex="none"/>
    </style:style>
    <style:style style:name="P14" style:family="paragraph" style:parent-style-name="Standard">
      <style:text-properties style:font-name="Liberation Serif" fo:font-size="12pt" fo:language="zxx" fo:country="none" style:text-underline-style="none" fo:font-weight="normal" officeooo:rsid="001cfd5d" officeooo:paragraph-rsid="001cfd5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text-properties style:font-name="Liberation Serif" fo:font-size="12pt" fo:language="zxx" fo:country="none" style:text-underline-style="none" fo:font-weight="normal" officeooo:rsid="001fe488" officeooo:paragraph-rsid="001fe48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text-properties style:font-name="Liberation Serif" fo:font-size="12pt" fo:language="zxx" fo:country="none" style:text-underline-style="none" fo:font-weight="normal" officeooo:rsid="0024154d" officeooo:paragraph-rsid="0024154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text-properties style:font-name="Liberation Serif" fo:font-size="12pt" fo:language="zxx" fo:country="none" style:text-underline-style="none" fo:font-weight="normal" officeooo:rsid="00299253" officeooo:paragraph-rsid="002992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officeooo:rsid="000eef5a" officeooo:paragraph-rsid="000eef5a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officeooo:rsid="000f9ac2" officeooo:paragraph-rsid="000f9ac2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officeooo:rsid="0013d709" officeooo:paragraph-rsid="0013d709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officeooo:rsid="001cfd5d" officeooo:paragraph-rsid="001cfd5d" style:font-size-asian="12pt" style:language-asian="zxx" style:country-asian="none" style:font-size-complex="12pt" style:language-complex="zxx" style:country-complex="none"/>
    </style:style>
    <style:style style:name="P22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fo:font-weight="normal" officeooo:rsid="001fc879" officeooo:paragraph-rsid="001fc87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fo:font-weight="normal" officeooo:rsid="00223a60" officeooo:paragraph-rsid="00223a6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fo:font-weight="normal" officeooo:rsid="0024154d" officeooo:paragraph-rsid="0024154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text-properties style:font-name="Liberation Serif" fo:font-size="12pt" officeooo:rsid="0025fd2d" officeooo:paragraph-rsid="002900cf" style:font-size-asian="12pt" style:font-size-complex="12pt"/>
    </style:style>
    <style:style style:name="P26" style:family="paragraph" style:parent-style-name="Standard">
      <style:text-properties style:font-name="Liberation Serif" fo:font-size="12pt" style:text-underline-style="solid" style:text-underline-width="auto" style:text-underline-color="font-color" officeooo:rsid="002f4ae6" officeooo:paragraph-rsid="002f4ae6" style:font-size-asian="12pt" style:font-size-complex="12pt"/>
    </style:style>
    <style:style style:name="P27" style:family="paragraph" style:parent-style-name="Standard">
      <style:text-properties style:font-name="Liberation Serif" fo:font-size="12pt" style:text-underline-style="solid" style:text-underline-width="auto" style:text-underline-color="font-color" officeooo:rsid="0035ddc2" officeooo:paragraph-rsid="0035ddc2" style:font-size-asian="12pt" style:font-size-complex="12pt"/>
    </style:style>
    <style:style style:name="P28" style:family="paragraph" style:parent-style-name="Standard">
      <style:text-properties style:font-name="Liberation Serif" fo:font-size="12pt" style:text-underline-style="solid" style:text-underline-width="auto" style:text-underline-color="font-color" officeooo:rsid="0034a592" officeooo:paragraph-rsid="0034a592" style:font-size-asian="12pt" style:font-size-complex="12pt"/>
    </style:style>
    <style:style style:name="P29" style:family="paragraph" style:parent-style-name="Standard">
      <style:text-properties style:font-name="Liberation Serif" fo:font-size="12pt" style:text-underline-style="solid" style:text-underline-width="auto" style:text-underline-color="font-color" officeooo:rsid="00381d3d" officeooo:paragraph-rsid="00381d3d" style:font-size-asian="12pt" style:font-size-complex="12pt"/>
    </style:style>
    <style:style style:name="P30" style:family="paragraph" style:parent-style-name="Standard">
      <style:text-properties style:font-name="Liberation Serif" fo:font-size="12pt" style:text-underline-style="solid" style:text-underline-width="auto" style:text-underline-color="font-color" officeooo:rsid="00391c7f" officeooo:paragraph-rsid="00391c7f" style:font-size-asian="12pt" style:font-size-complex="12pt"/>
    </style:style>
    <style:style style:name="P31" style:family="paragraph" style:parent-style-name="Standard">
      <style:text-properties style:font-name="Liberation Serif" fo:font-size="12pt" style:text-underline-style="solid" style:text-underline-width="auto" style:text-underline-color="font-color" officeooo:rsid="003b3b46" officeooo:paragraph-rsid="003b3b46" style:font-size-asian="12pt" style:font-size-complex="12pt"/>
    </style:style>
    <style:style style:name="P32" style:family="paragraph" style:parent-style-name="Standard">
      <style:text-properties style:font-name="Liberation Serif" fo:font-size="12pt" style:text-underline-style="solid" style:text-underline-width="auto" style:text-underline-color="font-color" officeooo:rsid="003f31f8" officeooo:paragraph-rsid="003f31f8" style:font-size-asian="12pt" style:font-size-complex="12pt"/>
    </style:style>
    <style:style style:name="P33" style:family="paragraph" style:parent-style-name="Standard">
      <style:text-properties style:font-name="Liberation Serif" fo:font-size="12pt" style:text-underline-style="none" officeooo:rsid="002f4ae6" officeooo:paragraph-rsid="002f4ae6" style:font-size-asian="12pt" style:font-size-complex="12pt"/>
    </style:style>
    <style:style style:name="P34" style:family="paragraph" style:parent-style-name="Standard">
      <style:text-properties style:font-name="Liberation Serif" fo:font-size="12pt" style:text-underline-style="none" officeooo:rsid="00391c7f" officeooo:paragraph-rsid="00391c7f" style:font-size-asian="12pt" style:font-size-complex="12pt"/>
    </style:style>
    <style:style style:name="T1" style:family="text">
      <style:text-properties officeooo:rsid="00193a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language="zxx" fo:country="none" style:language-asian="zxx" style:country-asian="none" style:language-complex="zxx" style:country-complex="none" loext:padding="0in" loext:border="none"/>
    </style:style>
    <style:style style:name="T5" style:family="text">
      <style:text-properties fo:language="zxx" fo:country="none" officeooo:rsid="003c21cc" style:language-asian="zxx" style:country-asian="none" style:language-complex="zxx" style:country-complex="none"/>
    </style:style>
    <style:style style:name="T6" style:family="text">
      <style:text-properties loext:padding="0in" loext:border="none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0f9ac2" style:font-size-asian="12pt" style:font-size-complex="12pt"/>
    </style:style>
    <style:style style:name="T9" style:family="text">
      <style:text-properties style:font-name="Liberation Serif" fo:font-size="12pt" style:font-size-asian="12pt" style:font-size-complex="12pt" loext:padding="0in" loext:border="none"/>
    </style:style>
    <style:style style:name="T10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Kilder som er brukt til Deleksamen 4</text:p>
      <text:p text:style-name="P18"/>
      <text:p text:style-name="P19">Kontaktinformasjon</text:p>
      <text:p text:style-name="P1"><text:span text:style-name="T7">Telefonnummer, epost adresser osv. er h</text:span><text:span text:style-name="T8">entet fra </text:span><text:a xlink:type="simple" xlink:href="https://www.hiof.no/om/kontaktinformasjon/" text:style-name="Internet_20_link" text:visited-style-name="Visited_20_Internet_20_Link"><text:span text:style-name="T8">https://www.hiof.no/om/kontaktinformasjon/</text:span></text:a></text:p>
      <text:p text:style-name="P12"/>
      <text:p text:style-name="P20"><text:span text:style-name="T1">K</text:span>art<text:span text:style-name="T1">et på kontakt-siden</text:span></text:p>
      <text:p text:style-name="P13">Hentet fra OpenStreetMap der jeg trykket på share og kopierte fra HTML seksjonen:</text:p>
      <text:p text:style-name="P4"><text:a xlink:type="simple" xlink:href="https://www.openstreetmap.org/way/556798400#map=16/59.1294/11.3511" text:style-name="Internet_20_link" text:visited-style-name="Visited_20_Internet_20_Link"><text:span text:style-name="T7">https://www.openstreetmap.org/way/556798400#map=16/59.1294/11.3511</text:span></text:a></text:p>
      <text:p text:style-name="P20"/>
      <text:p text:style-name="P21">Ikoner</text:p>
      <text:p text:style-name="P2"><text:span text:style-name="T7">Ikoner er hentet fra </text:span><text:a xlink:type="simple" xlink:href="https://fontawesome.com/" text:style-name="Internet_20_link" text:visited-style-name="Visited_20_Internet_20_Link"><text:span text:style-name="T7">https://fontawesome.com/</text:span></text:a><text:span text:style-name="T7"> </text:span></text:p>
      <text:p text:style-name="P14"/>
      <text:p text:style-name="P22">Felt</text:p>
      <text:p text:style-name="P15">Hvordan jeg lager felt er tatt fra</text:p>
      <text:p text:style-name="P5"><text:a xlink:type="simple" xlink:href="https://hiof.cloud.panopto.eu/Panopto/Pages/Viewer.aspx?id=d6876041-8f4d-4f73-90b8-aecc00561fc6&amp;start=5.079687" text:style-name="Internet_20_link" text:visited-style-name="Visited_20_Internet_20_Link"><text:span text:style-name="T7">https://hiof.cloud.panopto.eu/Panopto/Pages/Viewer.aspx?id=d6876041-8f4d-4f73-90b8-aecc00561fc6&amp;start=5.079687</text:span></text:a></text:p>
      <text:p text:style-name="P22"/>
      <text:p text:style-name="P23">Forminske størrelsen på &lt;main&gt; taggen</text:p>
      <text:p text:style-name="P6"><text:a xlink:type="simple" xlink:href="https://stackoverflow.com/questions/11065566/body-bigger-than-what-it-should-be" text:style-name="Internet_20_link" text:visited-style-name="Visited_20_Internet_20_Link"><text:span text:style-name="T7">https://stackoverflow.com/questions/11065566/body-bigger-than-what-it-should-be</text:span></text:a></text:p>
      <text:p text:style-name="P23"/>
      <text:p text:style-name="P24">Facebook share-knapp hentet fra</text:p>
      <text:p text:style-name="P3"><text:a xlink:type="simple" xlink:href="https://developers.facebook.com/docs/plugins/share-button/" text:style-name="Internet_20_link" text:visited-style-name="Visited_20_Internet_20_Link"><text:span text:style-name="T7">https://developers.facebook.com/docs/plugins/share-button/</text:span></text:a></text:p>
      <text:p text:style-name="P16"/>
      <text:p text:style-name="P17"><text:span text:style-name="T2">Hvordan jeg lager deleknapper</text:span></text:p>
      <text:p text:style-name="P10"><text:a xlink:type="simple" xlink:href="https://www.w3schools.com/howto/howto_css_social_media_buttons.asp" text:style-name="Internet_20_link" text:visited-style-name="Visited_20_Internet_20_Link"><text:span text:style-name="T10">https://www.w3schools.com/howto/howto_css_social_media_buttons.asp</text:span></text:a></text:p>
      <text:p text:style-name="P25"><text:span text:style-name="T3"/></text:p>
      <text:p text:style-name="P26"><text:span text:style-name="T3">Hvordan jeg legger til OpenGraph- og Twitter tags:</text:span></text:p>
      <text:p text:style-name="P7"><text:a xlink:type="simple" xlink:href="https://hiof.cloud.panopto.eu/Panopto/Pages/Viewer.aspx?id=e8455332-bfb7-4b24-9042-af4e00d579b4" text:style-name="Internet_20_link" text:visited-style-name="Visited_20_Internet_20_Link"><text:span text:style-name="T10">https://hiof.cloud.panopto.eu/Panopto/Pages/Viewer.aspx?id=e8455332-bfb7-4b24-9042-af4e00d579b4</text:span></text:a><text:span text:style-name="T10"> </text:span></text:p>
      <text:p text:style-name="P33"><text:span text:style-name="T3"/></text:p>
      <text:p text:style-name="P27"><text:span text:style-name="T3">Hvordan legge til alt text til ikon/link</text:span></text:p>
      <text:p text:style-name="P9"><text:a xlink:type="simple" xlink:href="https://dequeuniversity.com/rules/axe/4.4/link-name" text:style-name="Internet_20_link" text:visited-style-name="Visited_20_Internet_20_Link"><text:span text:style-name="T10">https://dequeuniversity.com/rules/axe/4.4/link-name</text:span></text:a><text:span text:style-name="T10"> </text:span></text:p>
      <text:p text:style-name="P33"><text:span text:style-name="T3"/></text:p>
      <text:p text:style-name="P28"><text:span text:style-name="T3">Hvordan legge til forskjellige bilder på samme sted </text:span><text:span text:style-name="T5">basert på skjermstørrelse</text:span></text:p>
      <text:p text:style-name="P8"><text:a xlink:type="simple" xlink:href="https://www.w3schools.com/tags/tag_picture.asp" text:style-name="Internet_20_link" text:visited-style-name="Visited_20_Internet_20_Link"><text:span text:style-name="T9">https://www.w3schools.com/tags/tag_picture.asp</text:span></text:a></text:p>
      <text:p text:style-name="P28"><text:span text:style-name="T6"/></text:p>
      <text:p text:style-name="P29">Adding Title to frames</text:p>
      <text:p text:style-name="P29"><text:a xlink:type="simple" xlink:href="https://dequeuniversity.com/rules/axe/4.4/frame-title?utm_source=lighthouse&amp;utm_medium=devtools" text:style-name="Internet_20_link" text:visited-style-name="Visited_20_Internet_20_Link">https://dequeuniversity.com/rules/axe/4.4/frame-title?utm_source=lighthouse&amp;utm_medium=devtools</text:a></text:p>
      <text:p text:style-name="P29"/>
      <text:p text:style-name="P30"><text:span text:style-name="T4">Google Lighthouse</text:span></text:p>
      <text:p text:style-name="P34"><text:span text:style-name="T4">Innebygd funksjon i Google Chrome. </text:span><text:a xlink:type="simple" xlink:href="https://www.google.com/chrome/" text:style-name="Internet_20_link" text:visited-style-name="Visited_20_Internet_20_Link"><text:span text:style-name="T4">https://www.google.com/chrome/</text:span></text:a><text:span text:style-name="T4">.</text:span></text:p>
      <text:p text:style-name="P34"><text:span text:style-name="T4"/></text:p>
      <text:p text:style-name="P31"><text:span text:style-name="T4">Hvordan jeg la til en knapp for å hoppe over navigasjon og kart</text:span></text:p>
      <text:p text:style-name="P31"><text:a xlink:type="simple" xlink:href="https://css-tricks.com/how-to-create-a-skip-to-content-link/" text:style-name="Internet_20_link" text:visited-style-name="Visited_20_Internet_20_Link"><text:span text:style-name="T4">https://css-tricks.com/how-to-create-a-skip-to-content-link/</text:span></text:a></text:p>
      <text:p text:style-name="P31"><text:span text:style-name="T4"/></text:p>
      <text:p text:style-name="P32"><text:span text:style-name="T4">Nettside jeg brukte til å lage skalerte versjoner av samme bilde for analyse delen</text:span></text:p>
      <text:p text:style-name="P32"><text:a xlink:type="simple" xlink:href="https://www.onlineimageresize.com/" text:style-name="Internet_20_link" text:visited-style-name="Visited_20_Internet_20_Link"><text:span text:style-name="T4">https://www.onlineimageresize.com/</text:span></text:a></text:p>
      <text:p text:style-name="P32"><text:span text:style-name="T4"/></text:p>
      <text:p text:style-name="P31"><text:span text:style-name="T4"/></text:p>
      <text:p text:style-name="P34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01:13:01.588542418</meta:creation-date>
    <dc:date>2022-12-01T17:48:51.752120958</dc:date>
    <meta:editing-duration>P3DT15H37M26S</meta:editing-duration>
    <meta:editing-cycles>35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135" meta:character-count="1615" meta:non-whitespace-character-count="1508"/>
  </office:meta>
</office:document-meta>
</file>